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73cm"/>
    </style:style>
    <style:style style:name="co3" style:family="table-column">
      <style:table-column-properties fo:break-before="auto" style:column-width="0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de" fo:country="DE" fo:font-weight="bold" style:font-weight-asian="bold" style:font-weight-complex="bold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de" fo:country="DE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language="de" fo:country="DE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de" fo:country="DE"/>
    </style:style>
    <style:style style:name="ce5" style:family="table-cell" style:parent-style-name="Default">
      <style:text-properties fo:language="de" fo:country="D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353cm"/>
      <style:text-properties fo:language="de" fo:country="DE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language="de" fo:country="D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1">
          <table:table-cell table:style-name="ce1" office:value-type="string" table:number-columns-spanned="2" table:number-rows-spanned="1">
            <text:p>Schlafen und so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Schlafsack</text:p>
          </table:table-cell>
          <table:table-cell/>
          <table:table-cell table:style-name="ce7" office:value-type="string" table:number-columns-spanned="3" table:number-rows-spanned="3">
            <text:p><text:span text:style-name="T1">Gebrauchsanleitung:</text:span> In Spalte A “ok” oder “n/a” o.ä. eintragen, fertig.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2"/>
          <table:table-cell office:value-type="string">
            <text:p>Iso-Matte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office:value-type="string">
            <text:p>Kulturbeutel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Zahnpasta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Zahnbürs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Aspiri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Kondom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Duschgel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aschentüche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amp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Medikamen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Frischetüche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Ohrenstöpsel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Klamotten</text:p>
          </table:table-cell>
          <table:covered-table-cell/>
          <table:table-cell table:number-columns-repeated="1022"/>
        </table:table-row>
        <table:table-row table:style-name="ro1">
          <table:table-cell table:style-name="ce3"/>
          <table:table-cell office:value-type="string">
            <text:p>T-Shir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ulli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Hose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ocke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horts / Unterwäsch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Handtuch / Badetuch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adehos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Jack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chuh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chlappe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egenjack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rillenetui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Brillenputztüch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chirm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Amüsements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Lesestoff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abakware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adegerät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Geldbeutel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Geld drin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icket drin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ausgeräumt?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Campen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Zel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Hering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esteck &amp; Geschir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elle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ass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Besteck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rovian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Wasserflasch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Gummistiefe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aschenlamp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Klopapi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Klappstuhl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Nerdnerd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Lapto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Netzwerkkabe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3er-Steckdos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tromkabe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aptopunterlage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onnenschein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Sonnenbrill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Hu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onnencrem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adezeug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Chaos Communication Camp 2011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Micro-USB-Kabel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transparent" fo:border="0.002cm solid #000000" style:rotation-angle="90" style:vertical-justify="auto"/>
      <style:paragraph-properties css3t:text-justify="auto"/>
      <style:text-properties style:font-name="Arial Black" fo:font-size="15pt" fo:font-style="normal" fo:font-weight="normal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4.08.2011</text:date>, <text:time>17:4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1T20:10:42</meta:creation-date>
    <dc:date>2011-08-04T17:41:28</dc:date>
    <meta:editing-duration>PT2H16M58S</meta:editing-duration>
    <meta:editing-cycles>27</meta:editing-cycles>
    <meta:generator>LibreOffice/3.3$Linux LibreOffice_project/330m19$Build-202</meta:generator>
    <dc:creator>orange </dc:creator>
    <meta:document-statistic meta:table-count="3" meta:cell-count="64" meta:object-count="0"/>
  </office:meta>
</office:document-meta>
</file>